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CS3U Summative - Leo's Daily Log</text:p>
      <text:p text:style-name="P3"/>
      <text:p text:style-name="P4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5"/>
      <text:p text:style-name="P4">January 6<text:span text:style-name="T2">th</text:span><text:span text:style-name="T1">:<text:tab/>Finished UML Diagrams. </text:span></text:p>
      <text:p text:style-name="P4"><text:span text:style-name="T1"><text:tab/><text:tab/><text:tab/>Imported images for each animal. </text:span></text:p>
      <text:p text:style-name="P4"><text:span text:style-name="T1"><text:tab/><text:tab/><text:tab/>Started the Java Projec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06T09:44:32.29</dc:date>
    <meta:editing-duration>PT5M37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5" meta:word-count="38" meta:character-count="250"/>
  </office:meta>
</office:document-meta>
</file>